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office:value-type="string" calcext:value-type="string">
            <text:p>Διοδώρου πρεσβυτέρου και Μαριανού διακόνου, Μαρτύρων Χρυσάνθου και Δαρείας της Αθηναίας, Κλαυδίου του τριβούνου, Ιλαρίας της συζύγου του και των τέκνων Ιάσωνος και Μαύρου και των συν αυτοίς, Ανεκτού και Παγχαρίου του εν Νικομηδεία, Νεομάρτυρος Δημητρίου του Τορναρά, Οσίας Μαρίας ή Μάρθας της πριγκιπίσσης, Οσίου Ιννοκεντίου του Θαυματουργού, Αγίου νεομάρτυρος Νικολάου του εν Σμύρνη αθλήσαντος, Σύναξη της Υπεραγίας Θεοτόκου της Τρυφερής</text:p>
          </table:table-cell>
          <table:table-cell office:value-type="string" calcext:value-type="string">
            <text:p>Δαρείος, Δαρεία (Δάρα, Δάρω), Χρύσανθος, Χρυσανθίς (Χρυσάνθ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office:value-type="string" calcext:value-type="string">
            <text:p>Των εν Αμινσώ Αγίων Αββάδων, των λεγομένων Μαύρων, των εν τη μονή αγίου Σάββα αναιρεθέντων, Μαρτύρων Ακύλα του επάρχου, Αλεξανδρίας και των συν αυτή εν Αμινσώ επτά γυναικών: Ευφημίας, Ευφρασίας, Θεοδοσίας, Θεοδώρας, Ιουλιανής, Κλαυδίας και Ματρώνης, Λολλίωνος, Εμμανουήλ και Ροδιανού, Νεομάρτυρος Μύρωνος του ράπτου, του εξ Ηρακλείου Κρήτης, Νικήτα επισκόπου Απολλωνιάδος του ομολογητού, Οσίου Kουθβέρτου του εκ Βρετανίας, Αγίου μάρτυρος Λουαρσάβου βασιλέως της Γεωργίας, Ιερομάρτυρος Ευφροσύνου του εκ Ρωσίας</text:p>
          </table:table-cell>
          <table:table-cell office:value-type="string" calcext:value-type="string">
            <text:p>Κλαύδιος (Κλαυδίνος), Κλαύδια (Κλό, Κλόντια, Κλώντια), Ροδιανός (Ρόδης, Ροδινός, Ροδίνης, Ροδίων), Ροδιανή (Ροδάνθη, Ροδή, Ροδιάνα, Ροδία, Ροζάνθη)</text:p>
          </table:table-cell>
          <table:table-cell/>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office:value-type="string" calcext:value-type="string">
            <text:p>Θωμά πατριάρχου Κωνσταντινουπόλεως, Βηρύλλου επισκόπου Κατάνης, Μαρτύρων Δομνίνου και Φιλήμονος των εκ Θεσσαλονίκης, Νεομάρτυρος Μιχαήλ του εκ Γρανίτσης Ευρυτανίας, Οσίων Ιακώβου επισκόπου του ομολογητού, Σεραπίωνος του από Σιδώνος και Μαρίας της εκ Πέργης, Ιερομάρτυρος Θεοδώρου επισκόπου Ποζδέγιεβ της Ρωσίας, Οσίου Σεραφείμ του εκ Βυρίτσας της Ρωσίας</text:p>
          </table:table-cell>
          <table:table-cell office:value-type="string" calcext:value-type="string">
            <text:p>[Ανεπίσημα] Βήρυλλος, Δομίνικος (Δομνίνος), Δομινίκη (Δόμνα, Δομνίκα, Δομνίκη)</text:p>
          </table:table-cell>
          <table:table-cell/>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office:value-type="string" calcext:value-type="string">
            <text:p>Ιερομάρτυρος Βασιλείου Αγκύρας, του πρεσβυτέρου, Μαρτύρων Καλλινίκου, Βασιλίσσης και Καλλίνικης, Δροσίδος, θυγατρός βασιλέως Τραϊανού και των συν αυτή πέντε Κανονικών, Οσιομάρτυρος Ευθυμίου εκ Δημητσάνης, του εν Κωνσταντινουπόλει, Ιερομάρτυρος Βασιλείου επισκόπου Μανγκαζίας της Σιβηρίας του Θαυματουργού, Οσιομάρτυρος Σοφίας της εν Κιέβω, Ιερομάρτυρος Δημητρίου του εν Κιέβω</text:p>
          </table:table-cell>
          <table:table-cell office:value-type="string" calcext:value-type="string">
            <text:p>Δρόσος, Δροσίς (Δροσία, Δροσίδα, Δροσοσταλία, Δροσοσταλίδα, Δρόσω)</text:p>
          </table:table-cell>
          <table:table-cell/>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5">00/00/0000</text:date>, <text:time style:data-style-name="N2" text:time-value="15:44:54.9963594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5T17:21:40.098909378</dc:date>
    <meta:editing-duration>P2DT4H38M38S</meta:editing-duration>
    <meta:editing-cycles>91</meta:editing-cycles>
    <meta:generator>LibreOffice/6.3.4.2.0$Linux_X86_64 LibreOffice_project/30$Build-2</meta:generator>
    <meta:document-statistic meta:table-count="1" meta:cell-count="2256" meta:object-count="0"/>
  </office:meta>
</office:document-meta>
</file>